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C51000031195AC84BC6261957C6.svm" manifest:media-type=""/>
  <manifest:file-entry manifest:full-path="Pictures/2000000A000074E40000386F943AC2C284F3F66D.svm" manifest:media-type=""/>
  <manifest:file-entry manifest:full-path="Pictures/20000009000073220000420C51C50622FA8C4F56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7d4" officeooo:paragraph-rsid="001137d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7d4" officeooo:paragraph-rsid="001137d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37d4" officeooo:paragraph-rsid="001137d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rret's Layers - GoCar.ie</text:p>
      <text:p text:style-name="P1"/>
      <text:p text:style-name="P1"/>
      <text:p text:style-name="P2">Strategy</text:p>
      <text:p text:style-name="P1"><text:tab/></text:p>
      <text:p text:style-name="P1"><text:tab/>Business Goals</text:p>
      <text:p text:style-name="P1">⦁<text:tab/>Awareness of product</text:p>
      <text:p text:style-name="P1">⦁<text:tab/>simple usability for all types of users</text:p>
      <text:p text:style-name="P1">⦁<text:tab/>Ensuring product availibility</text:p>
      <text:p text:style-name="P1"/>
      <text:p text:style-name="P1"><text:tab/>User Constituencies</text:p>
      <text:p text:style-name="P1">⦁<text:tab/>Tourists visiting Dublin</text:p>
      <text:p text:style-name="P1">⦁<text:tab/>Tradesman temporarily working in Dublin</text:p>
      <text:p text:style-name="P1">⦁<text:tab/>People living Dublin without cars</text:p>
      <text:p text:style-name="P1"/>
      <text:p text:style-name="P1"><text:tab/>Usage Contexts</text:p>
      <text:p text:style-name="P1">⦁<text:tab/>Mobile apps</text:p>
      <text:p text:style-name="P1">⦁<text:tab/>Home computers/Laptops</text:p>
      <text:p text:style-name="P1">⦁<text:tab/>Office computer</text:p>
      <text:p text:style-name="P1"/>
      <text:p text:style-name="P1"/>
      <text:p text:style-name="P2">Scope</text:p>
      <text:p text:style-name="P1"/>
      <text:p text:style-name="P1"><text:tab/>User Tasks</text:p>
      <text:p text:style-name="P1">⦁<text:tab/>Find out how it works</text:p>
      <text:p text:style-name="P1">⦁<text:tab/>look at rates</text:p>
      <text:p text:style-name="P1">⦁<text:tab/>find ways to contact company (phone, email etc.)</text:p>
      <text:p text:style-name="P1">⦁<text:tab/>Create an account </text:p>
      <text:p text:style-name="P1">⦁<text:tab/>sign up for a membership</text:p>
      <text:p text:style-name="P1">⦁<text:tab/>Getting answers to frequently asked questions</text:p>
      <text:p text:style-name="P1"/>
      <text:p text:style-name="P1"/>
      <text:p text:style-name="P2">Structure</text:p>
      <text:p text:style-name="P1"><text:tab/></text:p>
      <text:p text:style-name="P1"><draw:frame draw:style-name="fr1" draw:name="Image1" text:anchor-type="paragraph" svg:width="17cm" svg:height="7.705cm" draw:z-index="0"><draw:image xlink:href="Pictures/2000000900006C51000031195AC84BC6261957C6.svm" xlink:type="simple" xlink:show="embed" xlink:actuate="onLoad"/></draw:frame> </text:p>
      <text:p text:style-name="P1"/>
      <text:p text:style-name="P2"><text:soft-page-break/>Skeleton</text:p>
      <text:p text:style-name="P1"/>
      <text:p text:style-name="P1"><text:s/></text:p>
      <text:p text:style-name="P1"><draw:frame draw:style-name="fr2" draw:name="Image2" text:anchor-type="paragraph" svg:width="17cm" svg:height="8.206cm" draw:z-index="1"><draw:image xlink:href="Pictures/2000000A000074E40000386F943AC2C284F3F66D.svm" xlink:type="simple" xlink:show="embed" xlink:actuate="onLoad"/></draw:frame></text:p>
      <text:p text:style-name="P1"/>
      <text:p text:style-name="P2">Surface</text:p>
      <text:p text:style-name="P1"/>
      <text:p text:style-name="P1"><text:s/></text:p>
      <text:p text:style-name="P1"/>
      <text:p text:style-name="P1"><draw:frame draw:style-name="fr2" draw:name="Image3" text:anchor-type="paragraph" svg:width="17cm" svg:height="9.753cm" draw:z-index="2"><draw:image xlink:href="Pictures/20000009000073220000420C51C50622FA8C4F5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1:33:47.675000000</meta:creation-date>
    <dc:date>2017-01-07T11:35:58.709000000</dc:date>
    <meta:editing-duration>PT2M11S</meta:editing-duration>
    <meta:editing-cycles>1</meta:editing-cycles>
    <meta:document-statistic meta:table-count="0" meta:image-count="3" meta:object-count="0" meta:page-count="2" meta:paragraph-count="30" meta:word-count="94" meta:character-count="560" meta:non-whitespace-character-count="481"/>
    <meta:generator>LibreOffice/5.2.4.2$Windows_x86 LibreOffice_project/3d5603e1122f0f102b62521720ab13a38a4e0eb0</meta:generator>
  </office:meta>
</office:document-meta>
</file>